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36aa79" officeooo:paragraph-rsid="0070f04c"/>
    </style:style>
    <style:style style:name="P14" style:family="paragraph" style:parent-style-name="Standard">
      <style:text-properties officeooo:rsid="001cd421" officeooo:paragraph-rsid="001cd421"/>
    </style:style>
    <style:style style:name="P15" style:family="paragraph" style:parent-style-name="Standard">
      <style:text-properties officeooo:rsid="001d1c13" officeooo:paragraph-rsid="001d1c13"/>
    </style:style>
    <style:style style:name="P16" style:family="paragraph" style:parent-style-name="Standard">
      <style:text-properties officeooo:rsid="00207914" officeooo:paragraph-rsid="00207914"/>
    </style:style>
    <style:style style:name="P17" style:family="paragraph" style:parent-style-name="Standard">
      <style:text-properties officeooo:rsid="00226cdf" officeooo:paragraph-rsid="00226cdf"/>
    </style:style>
    <style:style style:name="P18" style:family="paragraph" style:parent-style-name="Standard">
      <style:text-properties officeooo:rsid="00292e4a" officeooo:paragraph-rsid="00292e4a"/>
    </style:style>
    <style:style style:name="P19" style:family="paragraph" style:parent-style-name="Standard">
      <style:text-properties officeooo:paragraph-rsid="001d1c13"/>
    </style:style>
    <style:style style:name="P20" style:family="paragraph" style:parent-style-name="Standard">
      <style:text-properties officeooo:rsid="00410e64" officeooo:paragraph-rsid="00410e64"/>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1da63d" officeooo:paragraph-rsid="00660dbc"/>
    </style:style>
    <style:style style:name="P34" style:family="paragraph" style:parent-style-name="Standard">
      <style:text-properties officeooo:rsid="00528473" officeooo:paragraph-rsid="0020f315"/>
    </style:style>
    <style:style style:name="P35" style:family="paragraph" style:parent-style-name="Standard">
      <style:text-properties officeooo:rsid="00528473" officeooo:paragraph-rsid="00660dbc"/>
    </style:style>
    <style:style style:name="P36" style:family="paragraph" style:parent-style-name="Standard">
      <style:text-properties officeooo:rsid="004a97ba" officeooo:paragraph-rsid="006fe424"/>
    </style:style>
    <style:style style:name="P37" style:family="paragraph" style:parent-style-name="Standard">
      <style:text-properties officeooo:rsid="004a97ba" officeooo:paragraph-rsid="0070f04c"/>
    </style:style>
    <style:style style:name="P38" style:family="paragraph" style:parent-style-name="Standard">
      <style:text-properties officeooo:rsid="00736723" officeooo:paragraph-rsid="00736723"/>
    </style:style>
    <style:style style:name="P39" style:family="paragraph" style:parent-style-name="Standard">
      <style:text-properties officeooo:rsid="00660dbc" officeooo:paragraph-rsid="00660dbc"/>
    </style:style>
    <style:style style:name="P40" style:family="paragraph" style:parent-style-name="Standard">
      <style:text-properties officeooo:rsid="00660dbc" officeooo:paragraph-rsid="00753323"/>
    </style:style>
    <style:style style:name="P41" style:family="paragraph" style:parent-style-name="Standard">
      <style:text-properties officeooo:rsid="00660dbc" officeooo:paragraph-rsid="00756cbe"/>
    </style:style>
    <style:style style:name="P42" style:family="paragraph" style:parent-style-name="Standard">
      <style:text-properties officeooo:rsid="0073a91c" officeooo:paragraph-rsid="00775ced"/>
    </style:style>
    <style:style style:name="P43" style:family="paragraph" style:parent-style-name="Standard">
      <style:text-properties officeooo:rsid="00756cbe" officeooo:paragraph-rsid="00756cbe"/>
    </style:style>
    <style:style style:name="P44" style:family="paragraph" style:parent-style-name="Standard">
      <style:text-properties officeooo:rsid="00756cbe" officeooo:paragraph-rsid="00775ced"/>
    </style:style>
    <style:style style:name="P45" style:family="paragraph" style:parent-style-name="Standard">
      <style:text-properties officeooo:rsid="00775ced" officeooo:paragraph-rsid="00775ced"/>
    </style:style>
    <style:style style:name="P46" style:family="paragraph" style:parent-style-name="Standard">
      <style:text-properties officeooo:rsid="002d0473" officeooo:paragraph-rsid="002d0473"/>
    </style:style>
    <style:style style:name="P47" style:family="paragraph" style:parent-style-name="Standard">
      <style:text-properties officeooo:rsid="00796ece" officeooo:paragraph-rsid="00796ece"/>
    </style:style>
    <style:style style:name="P48" style:family="paragraph" style:parent-style-name="Standard">
      <style:text-properties officeooo:rsid="0079d361" officeooo:paragraph-rsid="0079d361"/>
    </style:style>
    <style:style style:name="P49" style:family="paragraph" style:parent-style-name="Standard">
      <style:text-properties officeooo:rsid="007cd650" officeooo:paragraph-rsid="007cd650"/>
    </style:style>
    <style:style style:name="P50" style:family="paragraph" style:parent-style-name="Standard">
      <style:text-properties officeooo:rsid="007cd650" officeooo:paragraph-rsid="007dc780"/>
    </style:style>
    <style:style style:name="P51" style:family="paragraph" style:parent-style-name="Standard">
      <style:text-properties officeooo:rsid="007cd650" officeooo:paragraph-rsid="007f1be3"/>
    </style:style>
    <style:style style:name="P52" style:family="paragraph" style:parent-style-name="Standard">
      <style:text-properties fo:font-weight="bold" officeooo:rsid="006551fb" officeooo:paragraph-rsid="0080e9af" style:font-weight-asian="bold" style:font-weight-complex="bold"/>
    </style:style>
    <style:style style:name="P53" style:family="paragraph" style:parent-style-name="Standard">
      <style:text-properties fo:font-weight="bold" officeooo:rsid="007cd650" officeooo:paragraph-rsid="007dc780" style:font-weight-asian="bold" style:font-weight-complex="bold"/>
    </style:style>
    <style:style style:name="P54" style:family="paragraph" style:parent-style-name="Standard">
      <style:text-properties officeooo:rsid="0080abf0" officeooo:paragraph-rsid="0080abf0"/>
    </style:style>
    <style:style style:name="P55" style:family="paragraph" style:parent-style-name="Standard">
      <style:text-properties officeooo:rsid="00820aac" officeooo:paragraph-rsid="00820aac"/>
    </style:style>
    <style:style style:name="P56" style:family="paragraph" style:parent-style-name="Standard">
      <style:text-properties officeooo:rsid="0085f829" officeooo:paragraph-rsid="0085f829"/>
    </style:style>
    <style:style style:name="P57" style:family="paragraph" style:parent-style-name="Standard" style:list-style-name="L1">
      <style:text-properties officeooo:rsid="0036aa79" officeooo:paragraph-rsid="001d3a0f"/>
    </style:style>
    <style:style style:name="P58" style:family="paragraph" style:parent-style-name="Standard">
      <style:text-properties officeooo:rsid="0036aa79" officeooo:paragraph-rsid="000b69d2"/>
    </style:style>
    <style:style style:name="P59" style:family="paragraph" style:parent-style-name="Standard" style:list-style-name="L2">
      <style:text-properties officeooo:rsid="00579c30" officeooo:paragraph-rsid="00579c30"/>
    </style:style>
    <style:style style:name="P60" style:family="paragraph" style:parent-style-name="Standard" style:list-style-name="L2">
      <style:text-properties officeooo:rsid="00579c30" officeooo:paragraph-rsid="0071d7d6"/>
    </style:style>
    <style:style style:name="P61" style:family="paragraph" style:parent-style-name="Standard" style:list-style-name="L3">
      <style:text-properties officeooo:paragraph-rsid="007cd650"/>
    </style:style>
    <style:style style:name="P62" style:family="paragraph" style:parent-style-name="Standard" style:list-style-name="L3">
      <style:text-properties officeooo:rsid="007cd650" officeooo:paragraph-rsid="007cd650"/>
    </style:style>
    <style:style style:name="P63" style:family="paragraph" style:parent-style-name="Standard">
      <style:text-properties officeooo:rsid="007cd650" officeooo:paragraph-rsid="008901e1"/>
    </style:style>
    <style:style style:name="P64" style:family="paragraph" style:parent-style-name="Standard">
      <style:text-properties officeooo:paragraph-rsid="00891154"/>
    </style:style>
    <style:style style:name="P65" style:family="paragraph" style:parent-style-name="Standard">
      <style:text-properties officeooo:rsid="00820aac" officeooo:paragraph-rsid="0091e591"/>
    </style:style>
    <style:style style:name="P66" style:family="paragraph" style:parent-style-name="Standard">
      <style:text-properties fo:font-weight="bold" officeooo:rsid="00820aac" officeooo:paragraph-rsid="0080e9af" style:font-weight-asian="bold" style:font-weight-complex="bold"/>
    </style:style>
    <style:style style:name="P67" style:family="paragraph" style:parent-style-name="Standard">
      <style:text-properties fo:font-weight="bold" officeooo:rsid="00820aac" officeooo:paragraph-rsid="0090aeab" style:font-weight-asian="bold" style:font-weight-complex="bold"/>
    </style:style>
    <style:style style:name="P68" style:family="paragraph" style:parent-style-name="Standard">
      <style:text-properties fo:font-weight="bold" officeooo:rsid="0090aeab" officeooo:paragraph-rsid="0090aeab" style:font-weight-asian="bold" style:font-weight-complex="bold"/>
    </style:style>
    <style:style style:name="P69" style:family="paragraph" style:parent-style-name="Standard">
      <style:text-properties officeooo:rsid="006551fb" officeooo:paragraph-rsid="0091e591"/>
    </style:style>
    <style:style style:name="P70" style:family="paragraph" style:parent-style-name="Standard">
      <style:text-properties officeooo:rsid="006551fb" officeooo:paragraph-rsid="009032ba"/>
    </style:style>
    <style:style style:name="P71" style:family="paragraph" style:parent-style-name="Standard">
      <style:text-properties officeooo:rsid="008b1282" officeooo:paragraph-rsid="008cbdd9"/>
    </style:style>
    <style:style style:name="P72" style:family="paragraph" style:parent-style-name="Standard">
      <style:text-properties officeooo:rsid="008cbdd9" officeooo:paragraph-rsid="009032ba"/>
    </style:style>
    <style:style style:name="P73" style:family="paragraph" style:parent-style-name="Standard">
      <style:text-properties officeooo:rsid="008cfa63" officeooo:paragraph-rsid="0091e591"/>
    </style:style>
    <style:style style:name="P74" style:family="paragraph" style:parent-style-name="Standard">
      <style:text-properties officeooo:rsid="0085cf18" officeooo:paragraph-rsid="0091e591"/>
    </style:style>
    <style:style style:name="P75" style:family="paragraph" style:parent-style-name="Standard">
      <style:text-properties officeooo:rsid="008eae07" officeooo:paragraph-rsid="0091e591"/>
    </style:style>
    <style:style style:name="P76" style:family="paragraph" style:parent-style-name="Standard">
      <style:text-properties officeooo:rsid="009032ba" officeooo:paragraph-rsid="009032ba"/>
    </style:style>
    <style:style style:name="P77" style:family="paragraph" style:parent-style-name="Standard">
      <style:text-properties officeooo:rsid="009032ba" officeooo:paragraph-rsid="0091e591"/>
    </style:style>
    <style:style style:name="P78" style:family="paragraph" style:parent-style-name="Standard">
      <style:text-properties officeooo:rsid="0090aeab" officeooo:paragraph-rsid="0090aeab"/>
    </style:style>
    <style:style style:name="P79" style:family="paragraph" style:parent-style-name="Standard">
      <style:text-properties officeooo:rsid="0091e591" officeooo:paragraph-rsid="0091e591"/>
    </style:style>
    <style:style style:name="P80" style:family="paragraph" style:parent-style-name="Standard">
      <style:text-properties officeooo:rsid="0092131d" officeooo:paragraph-rsid="0092131d"/>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0f315"/>
    </style:style>
    <style:style style:name="T8" style:family="text">
      <style:text-properties officeooo:rsid="00226cdf"/>
    </style:style>
    <style:style style:name="T9" style:family="text">
      <style:text-properties officeooo:rsid="00228a22"/>
    </style:style>
    <style:style style:name="T10" style:family="text">
      <style:text-properties officeooo:rsid="002c9d13"/>
    </style:style>
    <style:style style:name="T11" style:family="text">
      <style:text-properties officeooo:rsid="002d0473"/>
    </style:style>
    <style:style style:name="T12" style:family="text">
      <style:text-properties officeooo:rsid="002db8ad"/>
    </style:style>
    <style:style style:name="T13" style:family="text">
      <style:text-properties officeooo:rsid="0031c03e"/>
    </style:style>
    <style:style style:name="T14" style:family="text">
      <style:text-properties officeooo:rsid="003c7370"/>
    </style:style>
    <style:style style:name="T15" style:family="text">
      <style:text-properties officeooo:rsid="00410e64"/>
    </style:style>
    <style:style style:name="T16" style:family="text">
      <style:text-properties officeooo:rsid="0042e92d"/>
    </style:style>
    <style:style style:name="T17" style:family="text">
      <style:text-properties officeooo:rsid="0044a5c5"/>
    </style:style>
    <style:style style:name="T18" style:family="text">
      <style:text-properties officeooo:rsid="00468344"/>
    </style:style>
    <style:style style:name="T19" style:family="text">
      <style:text-properties officeooo:rsid="0050abd0"/>
    </style:style>
    <style:style style:name="T20" style:family="text">
      <style:text-properties officeooo:rsid="0054c6b1"/>
    </style:style>
    <style:style style:name="T21" style:family="text">
      <style:text-properties officeooo:rsid="0056344e"/>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756cbe"/>
    </style:style>
    <style:style style:name="T24" style:family="text">
      <style:text-properties officeooo:rsid="00572f02"/>
    </style:style>
    <style:style style:name="T25" style:family="text">
      <style:text-properties officeooo:rsid="00655d1e"/>
    </style:style>
    <style:style style:name="T26" style:family="text">
      <style:text-properties officeooo:rsid="00660dbc"/>
    </style:style>
    <style:style style:name="T27" style:family="text">
      <style:text-properties officeooo:rsid="001e0869"/>
    </style:style>
    <style:style style:name="T28" style:family="text">
      <style:text-properties officeooo:rsid="00691b8f"/>
    </style:style>
    <style:style style:name="T29" style:family="text">
      <style:text-properties officeooo:rsid="006a54d3"/>
    </style:style>
    <style:style style:name="T30" style:family="text">
      <style:text-properties officeooo:rsid="006bf801"/>
    </style:style>
    <style:style style:name="T31" style:family="text">
      <style:text-properties officeooo:rsid="006c1911"/>
    </style:style>
    <style:style style:name="T32" style:family="text">
      <style:text-properties officeooo:rsid="0071ff90"/>
    </style:style>
    <style:style style:name="T33" style:family="text">
      <style:text-properties officeooo:rsid="0073a91c"/>
    </style:style>
    <style:style style:name="T34" style:family="text">
      <style:text-properties officeooo:rsid="00753323"/>
    </style:style>
    <style:style style:name="T35" style:family="text">
      <style:text-properties officeooo:rsid="00756cbe"/>
    </style:style>
    <style:style style:name="T36" style:family="text">
      <style:text-properties officeooo:rsid="00775ced"/>
    </style:style>
    <style:style style:name="T37" style:family="text">
      <style:text-properties officeooo:rsid="007931f2"/>
    </style:style>
    <style:style style:name="T38" style:family="text">
      <style:text-properties officeooo:rsid="00796ece"/>
    </style:style>
    <style:style style:name="T39" style:family="text">
      <style:text-properties officeooo:rsid="007cd650"/>
    </style:style>
    <style:style style:name="T40" style:family="text">
      <style:text-properties officeooo:rsid="007dc780"/>
    </style:style>
    <style:style style:name="T41" style:family="text">
      <style:text-properties officeooo:rsid="007f1be3"/>
    </style:style>
    <style:style style:name="T42" style:family="text">
      <style:text-properties officeooo:rsid="0080abf0"/>
    </style:style>
    <style:style style:name="T43" style:family="text">
      <style:text-properties officeooo:rsid="0080e9af"/>
    </style:style>
    <style:style style:name="T44" style:family="text">
      <style:text-properties officeooo:rsid="0083c887"/>
    </style:style>
    <style:style style:name="T45" style:family="text">
      <style:text-properties officeooo:rsid="0084a34c"/>
    </style:style>
    <style:style style:name="T46" style:family="text">
      <style:text-properties officeooo:rsid="0085cf18"/>
    </style:style>
    <style:style style:name="T47" style:family="text">
      <style:text-properties officeooo:rsid="00891154"/>
    </style:style>
    <style:style style:name="T48" style:family="text">
      <style:text-properties officeooo:rsid="00820aac"/>
    </style:style>
    <style:style style:name="T49" style:family="text">
      <style:text-properties officeooo:rsid="008cbdd9"/>
    </style:style>
    <style:style style:name="T50" style:family="text">
      <style:text-properties officeooo:rsid="008cfa63"/>
    </style:style>
    <style:style style:name="T51" style:family="text">
      <style:text-properties officeooo:rsid="008eae07"/>
    </style:style>
    <style:style style:name="T52" style:family="text">
      <style:text-properties officeooo:rsid="009032ba"/>
    </style:style>
    <style:style style:name="T53" style:family="text">
      <style:text-properties fo:font-weight="bold" style:font-weight-asian="bold" style:font-weight-complex="bold"/>
    </style:style>
    <style:style style:name="T54" style:family="text">
      <style:text-properties fo:font-weight="bold" officeooo:rsid="0080e9af" style:font-weight-asian="bold" style:font-weight-complex="bold"/>
    </style:style>
    <style:style style:name="T55" style:family="text">
      <style:text-properties fo:font-weight="bold" officeooo:rsid="006551fb" style:font-weight-asian="bold" style:font-weight-complex="bold"/>
    </style:style>
    <style:style style:name="T56" style:family="text">
      <style:text-properties officeooo:rsid="009213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4">(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text:span><text:span text:style-name="T15">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20">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19">[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19">[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9">[4]</text:span>。広く受け入れられているAltmetricsの中の一つである、米Altmetric社が提供する<text:span text:style-name="T16">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3441175841" text:style-name="L1">
        <text:list-item>
          <text:p text:style-name="P57">유튜브가 논문 메트릭에 미치는 영향이 유의하다면, 연구자들이 유튜브를 이용한 커뮤니케이션에 연구 자원을 투입하는 근거가 된다.</text:p>
        </text:list-item>
        <text:list-item>
          <text:p text:style-name="P57">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7">Arts and Humanities)</text:span><text:span text:style-name="T6"> 분야에서는, 온라인 비디오가 학술 커뮤니케이션에서 유용할 수 있다</text:span><text:span text:style-name="T7">[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8">[7]</text:span><text:span text:style-name="T7">. 이러한 온라인 비디오의 학술적 효과가 보고됨에 따라, 학계에서는 온라인 비디오를 통한 학술 커뮤니케이션이 확대되고 있다. 예를 들어 저명한 학술 저널인 </text:span><text:span text:style-name="T9">Nature 및 Cell</text:span><text:span text:style-name="T7">에서는 채택된 논문에 대해 소개하는 비디오</text:span><text:span text:style-name="T9">(Video abstract)</text:span><text:span text:style-name="T7">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9">JoVE(Journal of Visualized Experiments)는</text:span><text:span text:style-name="T7">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9">[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9">[6]</text:span>。また、複雑な研究のデモンストレーション、科学ドキュメンタリー、講義を録画した動画は、科学的経験の説明に当たって、文章より効果的な可能性がある<text:span text:style-name="T19">[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7">Journal of Visualized Experimentsは、オンライン動画ジャーナルという新たなジャーナルのフォーマットを開拓し、確立させた。</text:span></text:p>
      <text:p text:style-name="P18">(유튜브)</text:p>
      <text:p text:style-name="P6"><text:s/>더 나아가, 온라인 비디오는 학술적 플랫폼에 국한되지 않고, 대중적 플랫폼에서도 활발하게 게재되고 있다. <text:s/><text:span text:style-name="T11">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text:span><text:span text:style-name="T12">(youtube.com/watch?v=xjBIsp8mS-c)</text:span><text:span text:style-name="T11">과 </text:span><text:span text:style-name="T12">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23"><text:span text:style-name="T17">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text:span><text:span text:style-name="T12">youtube.com/watch?v=xjBIsp8mS-c</text:span><text:span text:style-name="T17">)と、MITで行われた物理学の講義動画</text:span><text:span text:style-name="T12">(youtube.com/watch?v=sJG-rXBbmCc)は、ユーチューブ側の記録によれば、それぞれ約</text:span><text:span text:style-name="T17">6.5百万、5百万回視聴されている。またの事例として、著名な学術雑誌の</text:span><text:span text:style-name="T18">Science</text:span><text:span text:style-name="T17">は、</text:span><text:span text:style-name="T18">2008年から</text:span><text:span text:style-name="T17">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13">1.피인용수 2.</text:span><text:span text:style-name="T4">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21">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6">（本研究の目的と手法：YT学術動画が論文指標に与える影響を計測し、効果的な動画コミュニケーション戦略を提案する）</text:p>
      <text:p text:style-name="P36">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text:span><text:span text:style-name="T20">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22"><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37">（手法の検証と貢献）</text:p>
      <text:p text:style-name="P1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24">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952651851" text:style-name="L2">
        <text:list-item>
          <text:p text:style-name="P59">学術論文を言及するユーチューブ動画の有無によって、論文の被引用数及びオルトメトリクスの分布の相異を確認し、定量的に分析することができた。</text:p>
        </text:list-item>
        <text:list-item>
          <text:p text:style-name="P59">動画の論文言及目的及び動画配信チャンネルのタイプによって、論文の被引用数及びオルトメトリクスの分布に有意な差が存在し、定量的に分析することができた。</text:p>
        </text:list-item>
        <text:list-item>
          <text:p text:style-name="P60">動画のビューカウントを用いて、将来における論文の被引用数及びオルトメトリクスが推定できる指標を提案できた。</text:p>
        </text:list-item>
      </text:list>
      <text:p text:style-name="P27"/>
      <text:p text:style-name="P27">1.3　研究の構成</text:p>
      <text:p text:style-name="P27"><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33">　</text:span>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39">2.1<text:span text:style-name="T35">　</text:span><text:span text:style-name="T23">웹기반</text:span><text:span text:style-name="T22">비정형학술커뮤니케이션의 현황에 관한 연구(SNS, altmetrics, 분류, 레이블링 등)→왜 유튜브 학술 동화?</text:span></text:p>
      <text:p text:style-name="P48">유튜브 학술 비디오에 관한 연구</text:p>
      <text:p text:style-name="P39">정성적: 유저 및 시청자 분류, 동기, 내용</text:p>
      <text:p text:style-name="P39">정량적: 분포, 비율</text:p>
      <text:p text:style-name="P4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7">Chengら</text:span><text:span text:style-name="T38">[9]</text:span><text:span text:style-name="T37">がが指摘した、発信者の無能と手段の不適の二大問題を解決する可能性を持つ上に、学術的及び社会的影響力の評価方法を変化させる可能性が示唆される</text:span><text:span text:style-name="T38">[10]。</text:span></text:p>
      <text:p text:style-name="P47">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6">　</text:span>そのような状況下で、非定型な学術コミュニケーションに関する経験的<text:span text:style-name="T35">(empirical)</text:span>研究は、定性的研究と定量的研究の二つに大別できる。</text:p>
      <text:p text:style-name="P43">　まずウェブ上の<text:span text:style-name="T33">非定型な学術コミュニケーションに関する定性的な研究について述べる。</text:span></text:p>
      <text:p text:style-name="P45">　Didegahらは論文を言及するツイートに対する</text:p>
      <text:p text:style-name="P44">　次にウェブ上の<text:span text:style-name="T33">非定型な学術コミュニケーションに関する定性的な研究について述べる。</text:span></text:p>
      <text:p text:style-name="P39"/>
      <text:p text:style-name="P32">(2018,Didegah et al.)논문 언급 트윗의 질적 분석<text:span text:style-name="T34">(질적)</text:span></text:p>
      <text:p text:style-name="P32">→<text:span text:style-name="T28"> </text:span>트윗에 개인, 대학 외 조직이 참여하는 점에서 지식공유, 상호작용 기회 제공</text:p>
      <text:p text:style-name="P32">→ 분야마다 개인vs조직의 중요도가 다름</text:p>
      <text:p text:style-name="P32">→ 노출도와 관심은 비례, 이번 논문은 거기서 ‘의미’가 발생하는지를 분석 → 결과, 거의 의미 없음</text:p>
      <text:p text:style-name="P31"/>
      <text:p text:style-name="P40">(2017,吉田)日本の学協会誌掲載論文のオルトメトリクス付与状況<text:span text:style-name="T34">(양적)</text:span></text:p>
      <text:p text:style-name="P40">→ 学協会誌<text:span text:style-name="T27">論文の一律的な評価指標になり得ない：日本語論文のSNS上言及割合は、国際標準より著しく低い</text:span></text:p>
      <text:p text:style-name="P40"><text:soft-page-break/><text:span text:style-name="T27">→</text:span> <text:span text:style-name="T27">「ネタ」として注目されるものも多い。量のみならず、文脈・内容等、質的分析を、指標に組み込む必要もある。</text:span></text:p>
      <text:p text:style-name="P29"/>
      <text:p text:style-name="P41">(2017)Global science discussed in local altmetrics: Weibo and its comparison with Twitter</text:p>
      <text:p text:style-name="P4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32">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52">ウェブ上の非標準的な学術コミュニケーションの研究<text:span text:style-name="T43">[20]</text:span>Kousha et al.,2012</text:p>
      <text:p text:style-name="P54">()</text:p>
      <text:p text:style-name="P49">ウェブ上で新種の計量書誌学的な分析：</text:p>
      <text:list xml:id="list3196587211" text:style-name="L3">
        <text:list-item>
          <text:p text:style-name="P62">パワーポイント・ブログ・コースシラバス[13, 14]</text:p>
        </text:list-item>
        <text:list-item>
          <text:p text:style-name="P61">オンライン品用管理ツール<text:span text:style-name="T39">[15]</text:span></text:p>
        </text:list-item>
      </text:list>
      <text:p text:style-name="P50">いくつかの先行研究において、。<text:span text:style-name="T40">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3">動画学術コミュニケーション研究</text:p>
      <text:p text:style-name="P51">Thelwall<text:span text:style-name="T40">[16]</text:span>らは、<text:span text:style-name="T40">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40">動画配信の全般的な目的に関しては6つのカテゴリーに分類することができた。</text:span></text:p>
      <text:p text:style-name="P63">ユーチューブ動画の学術的利用に関して、<text:span text:style-name="T41">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42">[20]</text:span>。</text:p>
      <text:p text:style-name="P54">(교육적 활용에 관한 연구[20])</text:p>
      <text:p text:style-name="P54">(연구 데이터셋으로서의 활용에 관한 연구[20])</text:p>
      <text:p text:style-name="P66"/>
      <text:p text:style-name="P78"><text:span text:style-name="T53">2. </text:span><text:span text:style-name="T54">유튜브상의 과학커뮤니케이션</text:span><text:span text:style-name="T53">(의 인기)</text:span><text:span text:style-name="T54">에 관한 연구[21] </text:span><text:span text:style-name="T55">Welbourne et al.,2016</text:span></text:p>
      <text:p text:style-name="P67">ユーチューブ上の科学コミュニケーション動画の人気度に関する研究</text:p>
      <text:p text:style-name="P55">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成熟しており、このような動画の人気度に関しては多く研究されてきている。</text:p>
      <text:p text:style-name="P67"><text:span text:style-name="T55"/></text:p>
      <text:p text:style-name="P68">2.1 비내용적 요소</text:p>
      <text:p text:style-name="P64"><text:span text:style-name="T48">非内容的</text:span><text:span text:style-name="T44">(</text:span><text:span text:style-name="T48">content-agnostic factors</text:span><text:span text:style-name="T44">)要素から</text:span><text:span text:style-name="T48">見ると、Burgessら[22]、Juhasz[23]、Yoganarasimhan[24]の研究は、科学コミュニケーションチャンネルのソーシャルネットワークが、動画及びチャンネルの人気度に影響を与える要素であると報告している。</text:span><text:span text:style-name="T44">Craneら[25]は、科学コミュニケーション動画を質的に三つに分類した結果、各カテゴリーから特有のビューカ</text:span><text:soft-page-break/><text:span text:style-name="T44">ウント履歴の分布を確認し、動画の質がビューカウントの成長に影響することを示している。更に</text:span><text:span text:style-name="T45">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text:span><text:span text:style-name="T46">rich-get-richer</text:span><text:span text:style-name="T45">’効果</text:span><text:span text:style-name="T46">[2</text:span><text:span text:style-name="T50">6</text:span><text:span text:style-name="T46">]</text:span><text:span text:style-name="T45">及びチャンネルのソーシャルネットワークと</text:span><text:span text:style-name="T46">[24]</text:span><text:span text:style-name="T45">関連していることが指摘されている</text:span><text:span text:style-name="T47">[21]</text:span><text:span text:style-name="T45">。しかしチャンネルによっては’</text:span><text:span text:style-name="T47">friends</text:span><text:span text:style-name="T45">’や’</text:span><text:span text:style-name="T47">featured channels</text:span><text:span text:style-name="T45">’リストの閲覧を封じるケースや、SNSプラットフォーム間の連結が難しい点から</text:span><text:span text:style-name="T47">[24]</text:span><text:span text:style-name="T45">、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span></text:p>
      <text:p text:style-name="P64"/>
      <text:p text:style-name="P68">2.2 내용적 요소</text:p>
      <text:p text:style-name="P71">　一方、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49">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72">（정보의 진위）</text:p>
      <text:p text:style-name="P72">　ユーチューブにおける科学コミュニケーションに関する多くの研究は、情報の真偽の評価に焦点を当てており、トピックによっては動画の人気度に影響を与える傾向を確認している。<text:span text:style-name="T50">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text:span><text:span text:style-name="T51">Sood[29]らは腎結石に関する199本の動画を分析し、誤報を含む動画より、そうでない動画が高いビューカウントを受けていることを報告している。ところが、その他の諸研究</text:span><text:span text:style-name="T52">[30, 31, 32, 33]</text:span><text:span text:style-name="T51">では動画のビューカウント及び評価は内容の真偽による統計的に有意な差を見出していない。</text:span></text:p>
      <text:p text:style-name="P79">(PGC/UGC)</text:p>
      <text:p text:style-name="P79">　チャンネルのタイプもユーチューブ人気度の研究において注目されている。商業的マーケティング向けの<text:span text:style-name="T56">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0">　</text:p>
      <text:p text:style-name="P76"/>
      <text:p text:style-name="P80">[34] Kim J (2012) The institutionalization of YouTube: From user-generated content to professionally generated content. Media, Culture &amp; Society 34: 53–67.</text:p>
      <text:p text:style-name="P70"/>
      <text:p text:style-name="P29">2.<text:span text:style-name="T32">2</text:span>　非定型学術コミュニケーションが피인용수に与える影響に関する研究 →<text:span text:style-name="T32"> </text:span></text:p>
      <text:p text:style-name="P30">(Eysenbach,2012)論文言及ツイート数と被引用数の相関と予測指標提案</text:p>
      <text:p text:style-name="P29">→被引用数上位になる論文は、被言及数上位論文の75%、下位論文の7%</text:p>
      <text:p text:style-name="P30">(Zong et al.,2019)Video abstractが被引用数の期待値に及ぼす影響</text:p>
      <text:p text:style-name="P29">→Video abstract付き論文は、無し論文に比べて平均1.26倍高い被引用数が予測される。</text:p>
      <text:p text:style-name="P12"><text:span text:style-name="T25">(Haustein et al.,2015)</text:span>Characterizing Social Media Metrics of Scholarly Papers: The Effect of Document Properties and Collaboration Patterns</text:p>
      <text:p text:style-name="P5">→<text:span text:style-name="T25"> SNS와 피인용을 이끄는 요소가 다름 →Altmetric은 피인용수를 대체할 수 없는 보완재이다</text:span></text:p>
      <text:p text:style-name="P12"><text:span text:style-name="T26">(Finch et al.,2017)</text:span>Tweeting birds: online mentions predict future citations in ornithology</text:p>
      <text:p text:style-name="P5">→<text:span text:style-name="T26">2014 </text:span>조류학 논문의<text:span text:style-name="T26"> AAS 1 to 20증가는 피인용수 2.6 to 5.5 증가 효과</text:span></text:p>
      <text:p text:style-name="P34"><text:soft-page-break/>(2018,Lamb et al.)Tweet Success? Scientific Communication Correlates With Increased Citations in Ecology and Conservation</text:p>
      <text:p text:style-name="P34">→<text:span text:style-name="T28"> AAS와 피인용수는 양의 상관관계. 하지만 최근엔 예전만큼 상관하지 않는다.</text:span></text:p>
      <text:p text:style-name="P3">(2018,Thelwall)Could scientists use Altmetric.com scores to predict longer term citation counts?: <text:span text:style-name="T28">Scopus 30개 소분야 논문에 대해 초기 AAS, 피인용수 회귀분석</text:span></text:p>
      <text:p text:style-name="P3">→<text:span text:style-name="T28"> </text:span>Mendeley reader counts만이 일관되게 맞는 예측 지표였다.</text:p>
      <text:p text:style-name="P3">(2020,Murray et al.)Comparison of Traditional Citation Metrics and Altmetrics Among Dermatology Journals: Content and Correlational Analysis Study : <text:span text:style-name="T31">2017년 </text:span>치의학 분야 저널 및 논문에 대해 <text:span text:style-name="T29">AAS와 피인용수 상관관계 분석</text:span></text:p>
      <text:p text:style-name="P3">→ 저널은 적당한 상관(<text:span text:style-name="T30">0.51)</text:span> 논문은 약한 상관<text:span text:style-name="T30">(0.26)</text:span>. 논문의 이유는 <text:span text:style-name="T29">AAS와 피인용의 시간차(출판 후 온라인 주목 먼저, 피인용이 더 오래 걸림.)</text:span></text:p>
      <text:p text:style-name="P3"/>
      <text:p text:style-name="P3"/>
      <text:p text:style-name="P14">[1] J. Priem, D. Taraborelli, P. Groth, C. Neylon (2010), Altmetrics: A manifesto, 26 October 2010. http://altmetrics.org/manifesto</text:p>
      <text:p text:style-name="P14">[2] Crotty, D. (2014). Altmetrics: finding meaningful needles in the data haystack. Serials Rev. 40, 141–146. doi: 10.1080/00987913.2014.947839</text:p>
      <text:p text:style-name="P15">[3] Weller, K. (2015). Social media and altmetrics: An overview of current alternative approaches to measuring scholarly impact. In Incentives and Performance, (pp. 261–276). Springer.</text:p>
      <text:p text:style-name="P15">[4]</text:p>
      <text:p text:style-name="P16">[5] Assessing the impact of online academic<text:tab/> videos</text:p>
      <text:p text:style-name="P16">[6] Borgman, C., &amp; Furner, J. (2002). Scholarly communication and bibliometrics. Annual Review of Information Science and Technology, 36, Medford, NJ: Information Today Inc., pp. 3-72. Retrieved January 12, 2012 from http://www.infotoday.com/books/asist/arist36/sample.pdf</text:p>
      <text:p text:style-name="P17">[7] Pasquali, M. (2007). Video in science. Protocol videos: the implications for research and society. EMBO reports, 8(8), 712-716. Retrieved Jan 12, 2012 from http://www.ncbi.nlm.nih.gov/pmc/articles/PMC1978087/pdf/7401037.pdf</text:p>
      <text:p text:style-name="P46">[8] "Alexa Top 500 Global Sites". Alexa Internet. Archived from the original on April 16, 2010. Retrieved April 16, 2010.</text:p>
      <text:p text:style-name="P4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7">[10] Wilsdon, J., Allen, L., Belfiore, E., Campbell, P., Curry, S., Hill, S., et al. (2015). The metric tide: Report of the independent review of the role of metrics in research assessment and management. HEFCE.</text:p>
      <text:p text:style-name="P47">[11] Yu, H. (2017). Context of altmetrics data matters: An investigation of count type and user category. Scientometrics, 111(1), 267–283.</text:p>
      <text:p text:style-name="P47">[12] Vainio, J., &amp; Holmberg, K. (2017). Highly tweeted science articles: Who tweets them? An analysis of Twitter user profile descriptions. Scientometrics, 1–22.</text:p>
      <text:p text:style-name="P49">[13] Kousha, K. &amp; Thelwall, M. (2008). Assessing the impact of disciplinary research on teaching: An automatic analysis of online syllabuses, Journal of the American Society for Information Science and Technology, 59(13), 2060-2069.</text:p>
      <text:p text:style-name="P49">[14] Kousha, K., Thelwall, M., &amp; Rezaie, S. (2010). Using the web for research evaluation: The Integrated Online Impact indicator, Journal of Informetrics, 4(1), 124-135.</text:p>
      <text:p text:style-name="P49">[15] Li, X., Thelwall, M., &amp; Giustini, D. (2012). Validating online reference managers for scholarly impact measurement, Scientometrics, 91(2), 461-471.</text:p>
      <text:p text:style-name="P49">[16] Thelwall, M., Kousha, K., Weller, K. &amp; Puschmann, C. A content analysis of YouTube videos tweeted by academics. In: Holmberg, K., &amp; Widen-Wulff, G., Social Information Research, Bradford: Emerald.</text:p>
      <text:p text:style-name="P54">[17] Cheng, X., Liu, J., &amp; Dale, C. (in press). Understanding the characteristics of internet short video sharing: A YouTube-based measurement study. IEEE Transactions on Multimedia.</text:p>
      <text:p text:style-name="P54"><text:soft-page-break/>[18] Snelson, C., Rice, K., &amp; Wyzard, C. (2012). Research priorities for YouTube and video-sharing technologies: A delphi study. British Journal of Educational Technology, 43(1), 119-129.</text:p>
      <text:p text:style-name="P54">[19] Thelwall, M., Sud, P., &amp; Vis, F. (2012). Commenting on YouTube videos: From Guatemalan rock to El Big Bang. Journal of the American Society for Information Science and Technology, 63(3), 616–629.</text:p>
      <text:p text:style-name="P54">[20] (2012,Kousha et al.)The role of online videos in research communication: A content</text:p>
      <text:p text:style-name="P54">analysis of YouTube videos cited in academic publications</text:p>
      <text:p text:style-name="P56">[21] (2016,Welbourne et al.)Science communication on YouTube: Factors that affect channel and video popularity</text:p>
      <text:p text:style-name="P65">[22] Burgess JE and Green JB (2009) YouTube: Online Video and Participatory Culture. Cambridge: Polity Press.</text:p>
      <text:p text:style-name="P65">[23] Juhasz A (2009) Learning the five lessons of YouTube: After trying to teach there, I don’t believe the hype. Cinema Journal 48: 145–150.</text:p>
      <text:p text:style-name="P65">[24] Yoganarasimhan H (2012) Impact of social network structure on content propagation: A study using YouTube data. QME: Quantitative Marketing and Economics 10: 111–150.</text:p>
      <text:p text:style-name="P73">[25] Crane R and Sornette D (2008) Robust dynamic classes revealed by measuring the response function of a social system. Proceedings of the National Academy of Sciences of the United States of America 105: 15649–15653.</text:p>
      <text:p text:style-name="P74">[2<text:span text:style-name="T50">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74">[2<text:span text:style-name="T50">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73">[28] Keelan J, Pavri-Garcia V, Tomlinson G and Wilson K (2007) YouTube as a source of information on immunization: A content analysis. JAMA: Journal of the American Medical Association 298: 2482–2484.</text:p>
      <text:p text:style-name="P75">[29] Sood A, Sarangi S, Pandey A and Murugiah K (2011) YouTube as a source of information on kidney stone disease. Urology 77: 558–562.</text:p>
      <text:p text:style-name="P77">[30] Ache KA and Wallace LS (2008) Human papillomavirus vaccination coverage on YouTube. American Journal of Preventive Medicine 35: 389–392.</text:p>
      <text:p text:style-name="P77">[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77">[33] Pandey A, Patni N, Singh M, Sood A and Singh G (2010) YouTube as a source of information on the H1N1 influenza pandemic. American Journal of Preventive Medicine 38: 1–3.</text:p>
      <text:p text:style-name="P69"/>
      <text:p text:style-name="P2"/>
      <text:p text:style-name="P2"/>
      <text:p text:style-name="P33"><text:span text:style-name="T10">201211</text:span>ㅈㄲ</text:p>
      <text:p text:style-name="P11"><text:span text:style-name="T10">201214</text:span>아 살려주ㅠ새ㅔ요</text:p>
      <text:p text:style-name="P35">201216 어우;;</text:p>
      <text:p text:style-name="P38">201218 아...</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text:soft-page-break/>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text:soft-page-break/>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9T17:26:26.230833702</dc:date>
    <meta:editing-duration>PT6H28M55S</meta:editing-duration>
    <meta:editing-cycles>53</meta:editing-cycles>
    <meta:document-statistic meta:table-count="0" meta:image-count="0" meta:object-count="0" meta:page-count="12" meta:paragraph-count="170" meta:word-count="15666" meta:character-count="24642" meta:non-whitespace-character-count="22211"/>
  </office:meta>
</office:document-meta>
</file>